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4" svg:font-family="FreeSans" style:font-family-generic="swiss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fill="solid" draw:fill-color="#dddddd" draw:textarea-horizontal-align="justify" draw:textarea-vertical-align="middle" draw:auto-grow-height="false" fo:min-height="6.33cm" fo:min-width="5.48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fill="solid" draw:fill-color="#ffff66" draw:textarea-horizontal-align="justify" draw:textarea-vertical-align="middle" draw:auto-grow-height="false" fo:min-height="1.33cm" fo:min-width="0.48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cm" fo:padding-top="0cm" fo:padding-bottom="0cm" fo:padding-left="0cm" fo:padding-right="0cm"/>
    </style:style>
    <style:style style:name="gr4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3cm" draw:marker-start="Circle_20_unfilled" draw:marker-start-width="0.1cm" draw:marker-start-center="true" draw:marker-end-width="0.295cm" svg:stroke-linecap="round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="Circle" draw:marker-start-width="0.1cm" draw:marker-start-center="true" draw:marker-end-width="0.295cm" svg:stroke-linecap="round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95cm" draw:marker-end-width="0.295cm" svg:stroke-linecap="round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svg:stroke-width="0.02cm" svg:stroke-color="#000000" draw:marker-start-width="0.26cm" draw:marker-end-width="0.26cm" draw:fill="solid" draw:fill-color="#00ccff" draw:textarea-horizontal-align="justify" draw:textarea-vertical-align="middle" draw:auto-grow-height="false" fo:min-height="0.53cm" fo:min-width="0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3cm" draw:marker-start-width="0.34cm" draw:marker-end-width="0.34cm" draw:fill="none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cm" fo:padding-top="0cm" fo:padding-bottom="0cm" fo:padding-left="0cm" fo:padding-right="0cm"/>
    </style:style>
    <style:style style:name="gr11" style:family="graphic" style:parent-style-name="objectwithoutfill">
      <style:graphic-properties svg:stroke-width="0.03cm" svg:stroke-color="#000000" draw:marker-start="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0.8cm" fo:padding-top="0cm" fo:padding-bottom="0cm" fo:padding-left="0cm" fo:padding-right="0cm"/>
    </style:style>
    <style:style style:name="gr13" style:family="graphic" style:parent-style-name="objectwithoutfill">
      <style:graphic-properties svg:stroke-width="0.03cm" svg:stroke-color="#000000" draw:marker-start="Circle_20_unfilled" draw:marker-start-width="0.2cm" draw:marker-end-width="0.475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000000" draw:marker-start="Circle_20_unfilled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fo:min-height="0.4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1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fo:min-height="0.9cm" fo:padding-top="0cm" fo:padding-bottom="0cm" fo:padding-left="0cm" fo:padding-right="0cm"/>
    </style:style>
    <style:style style:name="gr18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154cm" fo:min-width="0cm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fo:min-height="0.467cm" fo:padding-top="0cm" fo:padding-bottom="0cm" fo:padding-left="0cm" fo:padding-right="0cm"/>
    </style:style>
    <style:style style:name="gr20" style:family="graphic" style:parent-style-name="standard">
      <style:graphic-properties svg:stroke-width="0.02cm" svg:stroke-color="#000000" draw:marker-start-width="0.26cm" draw:marker-end-width="0.26cm" draw:fill="solid" draw:fill-color="#ccff00" draw:textarea-horizontal-align="justify" draw:textarea-vertical-align="middle" draw:auto-grow-height="false" fo:min-height="3.73cm" fo:min-width="3.48cm" fo:padding-top="0.135cm" fo:padding-bottom="0.135cm" fo:padding-left="0.26cm" fo:padding-right="0.26cm"/>
    </style:style>
    <style:style style:name="gr21" style:family="graphic" style:parent-style-name="standard">
      <style:graphic-properties draw:stroke="none" svg:stroke-color="#000000" draw:fill="none" draw:fill-color="#ffffff" draw:textarea-vertical-align="bottom" fo:min-height="0.7cm" fo:padding-top="0cm" fo:padding-bottom="0cm" fo:padding-left="0cm" fo:padding-right="0cm"/>
    </style:style>
    <style:style style:name="gr22" style:family="graphic" style:parent-style-name="objectwithoutfill">
      <style:graphic-properties svg:stroke-width="0.03cm" draw:marker-start="Arrow" draw:marker-start-width="0.2cm" draw:marker-start-center="true" draw:marker-end-width="0.295cm" svg:stroke-linecap="round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03cm" draw:marker-start="" draw:marker-start-width="0.2cm" draw:marker-start-center="true" draw:marker-end-width="0.295cm" svg:stroke-linecap="round" draw:fill="none" draw:textarea-vertical-align="middle" fo:padding-top="0.14cm" fo:padding-bottom="0.14cm" fo:padding-left="0.265cm" fo:padding-right="0.265cm"/>
    </style:style>
    <style:style style:name="gr24" style:family="graphic" style:parent-style-name="objectwithoutfill">
      <style:graphic-properties svg:stroke-width="0.03cm" draw:marker-start-width="0.295cm" draw:marker-end="Circle" draw:marker-end-width="0.1cm" draw:marker-end-center="true" svg:stroke-linecap="round" draw:fill="none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svg:stroke-width="0.02cm" svg:stroke-color="#000000" draw:marker-start-width="0.26cm" draw:marker-end-width="0.26cm" draw:fill="solid" draw:fill-color="#66ffff" draw:textarea-horizontal-align="justify" draw:textarea-vertical-align="middle" draw:auto-grow-height="false" fo:min-height="1.33cm" fo:min-width="0.48cm" fo:padding-top="0.135cm" fo:padding-bottom="0.135cm" fo:padding-left="0.26cm" fo:padding-right="0.26cm"/>
    </style:style>
    <style:style style:name="gr26" style:family="graphic" style:parent-style-name="objectwithoutfill">
      <style:graphic-properties svg:stroke-width="0.03cm" draw:marker-start="Circle_20_unfilled" draw:marker-start-width="0.2cm" draw:marker-start-center="true" draw:marker-end-width="0.295cm" svg:stroke-linecap="round" draw:fill="none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svg:stroke-width="0.02cm" svg:stroke-color="#000000" draw:marker-start-width="0.29cm" draw:marker-end-width="0.29cm" draw:fill="solid" draw:fill-color="#00ccff" draw:textarea-horizontal-align="justify" draw:textarea-vertical-align="middle" draw:auto-grow-height="false" fo:min-height="1.312cm" fo:min-width="0.062cm" fo:padding-top="0.135cm" fo:padding-bottom="0.135cm" fo:padding-left="0.26cm" fo:padding-right="0.26cm"/>
    </style:style>
    <style:style style:name="gr28" style:family="graphic" style:parent-style-name="objectwithoutfill">
      <style:graphic-properties draw:stroke="dash" draw:stroke-dash="Ultrafine_20_2_20_Dots_20_3_20_Dashes" svg:stroke-width="0.01cm" draw:marker-start-width="0.24cm" draw:marker-end-width="0.24cm" svg:stroke-linecap="round" draw:fill="none" draw:textarea-vertical-align="middle" fo:padding-top="0.13cm" fo:padding-bottom="0.13cm" fo:padding-left="0.255cm" fo:padding-right="0.255cm"/>
    </style:style>
    <style:style style:name="gr29" style:family="graphic" style:parent-style-name="standard">
      <style:graphic-properties svg:stroke-width="0.02cm" svg:stroke-color="#000000" draw:marker-start-width="0.29cm" draw:marker-end-width="0.29cm" draw:fill="solid" draw:fill-color="#00ccff" draw:textarea-horizontal-align="justify" draw:textarea-vertical-align="middle" draw:auto-grow-height="false" fo:min-height="1.096cm" fo:min-width="0.046cm" fo:padding-top="0.135cm" fo:padding-bottom="0.135cm" fo:padding-left="0.26cm" fo:padding-right="0.26cm"/>
    </style:style>
    <style:style style:name="gr30" style:family="graphic" style:parent-style-name="objectwithoutfill">
      <style:graphic-properties svg:stroke-width="0.03cm" draw:marker-start-width="0.295cm" draw:marker-end-width="0.295cm" draw:fill="none" draw:textarea-horizontal-align="justify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draw:marker-start-width="0.34cm" draw:marker-end-width="0.34cm" draw:fill="none" draw:textarea-horizontal-align="justify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style:font-name="FreeSerif" fo:font-size="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cc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FreeSans2" fo:font-size="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FreeSans2" fo:font-size="12pt" style:font-size-asian="18pt" style:font-size-complex="18pt"/>
    </style:style>
    <style:style style:name="P10" style:family="paragraph">
      <loext:graphic-properties draw:fill="solid" draw:fill-color="#ccff00"/>
      <style:paragraph-properties fo:text-align="center"/>
    </style:style>
    <style:style style:name="P11" style:family="paragraph">
      <loext:graphic-properties draw:fill="solid" draw:fill-color="#66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2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2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Sans2" fo:font-size="7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.6cm" svg:x="4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cm" svg:height="1.6cm" draw:transform="rotate (1.5707963267949) translate (8.6cm 16.3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cm" svg:height="1cm" svg:x="8.9cm" svg:y="15.3cm">
            <draw:text-box>
              <text:p text:style-name="P3"><text:span text:style-name="T1">NPS</text:span><text:span text:style-name="T1"><text:line-break/></text:span><text:span text:style-name="T1">100-12</text:span></text:p>
            </draw:text-box>
          </draw:frame>
          <draw:line draw:style-name="gr4" draw:text-style-name="P5" draw:layer="layout" svg:x1="8.8cm" svg:y1="15.6cm" svg:x2="9cm" svg:y2="15.6cm">
            <text:p/>
          </draw:line>
          <draw:line draw:style-name="gr4" draw:text-style-name="P5" draw:layer="layout" svg:x1="9.8cm" svg:y1="15.6cm" svg:x2="10cm" svg:y2="15.6cm">
            <text:p/>
          </draw:line>
          <draw:line draw:style-name="gr4" draw:text-style-name="P5" draw:layer="layout" svg:x1="8.9cm" svg:y1="15.7cm" svg:x2="8.9cm" svg:y2="15.5cm">
            <text:p/>
          </draw:line>
          <draw:line draw:style-name="gr5" draw:text-style-name="P5" draw:layer="layout" svg:x1="8.9cm" svg:y1="15.3cm" svg:x2="8.9cm" svg:y2="15cm">
            <text:p/>
          </draw:line>
          <draw:line draw:style-name="gr5" draw:text-style-name="P5" draw:layer="layout" svg:x1="9.9cm" svg:y1="15.3cm" svg:x2="9.9cm" svg:y2="15cm">
            <text:p/>
          </draw:line>
        </draw:g>
        <draw:line draw:style-name="gr6" draw:text-style-name="P5" draw:layer="layout" svg:x1="6.9cm" svg:y1="13.5cm" svg:x2="6.9cm" svg:y2="12.9cm">
          <text:p/>
        </draw:line>
        <draw:line draw:style-name="gr7" draw:text-style-name="P5" draw:layer="layout" svg:x1="9.9cm" svg:y1="15cm" svg:x2="10.7cm" svg:y2="15cm">
          <text:p/>
        </draw:line>
        <draw:line draw:style-name="gr7" draw:text-style-name="P5" draw:layer="layout" svg:x1="11.7cm" svg:y1="15cm" svg:x2="12.5cm" svg:y2="15cm">
          <text:p/>
        </draw:line>
        <draw:line draw:style-name="gr7" draw:text-style-name="P5" draw:layer="layout" svg:x1="13.5cm" svg:y1="15cm" svg:x2="14.3cm" svg:y2="15cm">
          <text:p/>
        </draw:line>
        <draw:custom-shape draw:style-name="gr8" draw:text-style-name="P6" draw:layer="layout" svg:width="0.4cm" svg:height="0.8cm" draw:transform="rotate (-1.5707963267949) translate (10.9cm 13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9" draw:text-style-name="P5" draw:layer="layout" svg:width="2.699cm" svg:height="3.399cm" draw:transform="rotate (1.5707963267949) translate (8.9cm 15cm)" svg:viewBox="0 0 2700 3400" draw:points="0,0 900,0 900,3400 2700,3400">
          <text:p/>
        </draw:polyline>
        <draw:polyline draw:style-name="gr9" draw:text-style-name="P5" draw:layer="layout" svg:width="2.699cm" svg:height="2.599cm" draw:transform="rotate (1.5707963267949) translate (12.7cm 15cm)" svg:viewBox="0 0 2700 2600" draw:points="0,2600 900,2600 900,0 2700,0">
          <text:p/>
        </draw:polyline>
        <draw:frame draw:style-name="gr10" draw:text-style-name="P8" draw:layer="layout" svg:width="1.6cm" svg:height="0.5cm" svg:x="16.5cm" svg:y="15.8cm">
          <draw:text-box>
            <text:p text:style-name="P7"><text:span text:style-name="T1">E</text:span><text:span text:style-name="T1">x</text:span><text:span text:style-name="T1">t</text:span><text:span text:style-name="T1">. </text:span><text:span text:style-name="T1">L</text:span><text:span text:style-name="T1">i</text:span><text:span text:style-name="T1">n</text:span><text:span text:style-name="T1">e</text:span></text:p>
          </draw:text-box>
        </draw:frame>
        <draw:polyline draw:style-name="gr11" draw:text-style-name="P5" draw:layer="layout" svg:width="1.999cm" svg:height="3.499cm" draw:transform="rotate (-1.5707963267949) translate (16.8cm 12.3cm)" svg:viewBox="0 0 2000 3500" draw:points="0,3500 1400,3500 1400,0 2000,0">
          <text:p/>
        </draw:polyline>
        <draw:polyline draw:style-name="gr11" draw:text-style-name="P5" draw:layer="layout" svg:width="1.999cm" svg:height="4.099cm" draw:transform="rotate (-1.5707963267949) translate (17.8cm 12.3cm)" svg:viewBox="0 0 2000 4100" draw:points="0,4100 1000,4100 1000,0 2000,0">
          <text:p/>
        </draw:polyline>
        <draw:frame draw:style-name="gr12" draw:text-style-name="P8" draw:layer="layout" svg:width="1.3cm" svg:height="0.8cm" svg:x="16.6cm" svg:y="8.1cm">
          <draw:text-box>
            <text:p text:style-name="P7"><text:span text:style-name="T1">I</text:span><text:span text:style-name="T1">n</text:span><text:span text:style-name="T1">t</text:span><text:span text:style-name="T1">. </text:span><text:span text:style-name="T1">L</text:span><text:span text:style-name="T1">i</text:span><text:span text:style-name="T1">n</text:span><text:span text:style-name="T1">e</text:span></text:p>
          </draw:text-box>
        </draw:frame>
        <draw:polyline draw:style-name="gr13" draw:text-style-name="P5" draw:layer="layout" svg:width="2.199cm" svg:height="3.899cm" draw:transform="rotate (-3.14159265358979) translate (16.5cm 12.9cm)" svg:viewBox="0 0 2200 3900" draw:points="0,3900 500,3900 500,0 2200,0 2200,600">
          <text:p/>
        </draw:polyline>
        <draw:polyline draw:style-name="gr14" draw:text-style-name="P5" draw:layer="layout" svg:width="4.499cm" svg:height="1.799cm" draw:transform="rotate (-1.5707963267949) translate (16.5cm 8cm)" svg:viewBox="0 0 4500 1800" draw:points="0,0 0,1000 4500,1000 4500,1800 4300,1800">
          <text:p/>
        </draw:polyline>
        <draw:frame draw:style-name="gr15" draw:text-style-name="P8" draw:layer="layout" svg:width="1.4cm" svg:height="0.4cm" svg:x="8.6cm" svg:y="13.6cm">
          <draw:text-box>
            <text:p text:style-name="P7"><text:span text:style-name="T1">F</text:span><text:span text:style-name="T1">u</text:span><text:span text:style-name="T1">s</text:span><text:span text:style-name="T1">e</text:span><text:span text:style-name="T1"> </text:span><text:span text:style-name="T1">1</text:span><text:span text:style-name="T1">6</text:span><text:span text:style-name="T1">0</text:span><text:span text:style-name="T1">A</text:span></text:p>
          </draw:text-box>
        </draw:frame>
        <draw:frame draw:style-name="gr16" draw:text-style-name="P8" draw:layer="layout" svg:width="0.9cm" svg:height="1cm" svg:x="3.6cm" svg:y="12.7cm">
          <draw:text-box>
            <text:p text:style-name="P7"><text:span text:style-name="T1">Ov</text:span><text:span text:style-name="T1">erC </text:span><text:span text:style-name="T1">pro</text:span><text:span text:style-name="T1">t.</text:span><text:span text:style-name="T1"><text:line-break/></text:span><text:span text:style-name="T1">16</text:span><text:span text:style-name="T1">A</text:span></text:p>
          </draw:text-box>
        </draw:frame>
        <draw:frame draw:style-name="gr17" draw:text-style-name="P8" draw:layer="layout" svg:width="1cm" svg:height="0.9cm" svg:x="6.2cm" svg:y="14.1cm">
          <draw:text-box>
            <text:p text:style-name="P7"><text:span text:style-name="T1">O</text:span><text:span text:style-name="T1">v</text:span><text:span text:style-name="T1">e</text:span><text:span text:style-name="T1">r</text:span><text:span text:style-name="T1">V</text:span><text:span text:style-name="T1"> </text:span><text:span text:style-name="T1">p</text:span><text:span text:style-name="T1">r</text:span><text:span text:style-name="T1">o</text:span><text:span text:style-name="T1">t</text:span><text:span text:style-name="T1">.</text:span></text:p>
          </draw:text-box>
        </draw:frame>
        <draw:line draw:style-name="gr6" draw:text-style-name="P5" draw:layer="layout" svg:x1="16.8cm" svg:y1="13.7cm" svg:x2="16.8cm" svg:y2="12.7cm">
          <text:p/>
        </draw:line>
        <draw:line draw:style-name="gr6" draw:text-style-name="P5" draw:layer="layout" svg:x1="17.8cm" svg:y1="13.3cm" svg:x2="17.8cm" svg:y2="12.7cm">
          <text:p/>
        </draw:line>
        <draw:frame draw:style-name="gr17" draw:text-style-name="P8" draw:layer="layout" svg:width="1cm" svg:height="0.9cm" svg:x="16.8cm" svg:y="10.2cm">
          <draw:text-box>
            <text:p text:style-name="P7"><text:span text:style-name="T1">O</text:span><text:span text:style-name="T1">ve</text:span><text:span text:style-name="T1">rV </text:span><text:span text:style-name="T1">pr</text:span><text:span text:style-name="T1">ot.</text:span></text:p>
          </draw:text-box>
        </draw:frame>
        <draw:g>
          <draw:custom-shape draw:style-name="gr18" draw:text-style-name="P5" draw:layer="layout" svg:width="0.6cm" svg:height="0.6cm" svg:x="10.2cm" svg:y="5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9" draw:text-style-name="P9" draw:layer="layout" svg:width="0.45cm" svg:height="0.467cm" svg:x="10.275cm" svg:y="5.167cm">
            <draw:text-box>
              <text:p text:style-name="P7"><text:span text:style-name="T2">1</text:span></text:p>
            </draw:text-box>
          </draw:frame>
        </draw:g>
        <draw:g>
          <draw:custom-shape draw:style-name="gr18" draw:text-style-name="P5" draw:layer="layout" svg:width="0.6cm" svg:height="0.6cm" svg:x="3.9cm" svg:y="1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3.975cm" svg:y="14.267cm">
            <draw:text-box>
              <text:p text:style-name="P7"><text:span text:style-name="T2">4</text:span></text:p>
            </draw:text-box>
          </draw:frame>
        </draw:g>
        <draw:g>
          <draw:custom-shape draw:style-name="gr18" draw:text-style-name="P5" draw:layer="layout" svg:width="0.6cm" svg:height="0.6cm" svg:x="10.9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10.975cm" svg:y="14.567cm">
            <draw:text-box>
              <text:p text:style-name="P7"><text:span text:style-name="T2">2</text:span></text:p>
            </draw:text-box>
          </draw:frame>
        </draw:g>
        <draw:g>
          <draw:custom-shape draw:style-name="gr18" draw:text-style-name="P5" draw:layer="layout" svg:width="0.6cm" svg:height="0.6cm" svg:x="12.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12.775cm" svg:y="14.567cm">
            <draw:text-box>
              <text:p text:style-name="P7"><text:span text:style-name="T2">2</text:span></text:p>
            </draw:text-box>
          </draw:frame>
        </draw:g>
        <draw:g>
          <draw:custom-shape draw:style-name="gr18" draw:text-style-name="P5" draw:layer="layout" svg:width="0.6cm" svg:height="0.6cm" svg:x="14.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14.575cm" svg:y="14.567cm">
            <draw:text-box>
              <text:p text:style-name="P7"><text:span text:style-name="T2">2</text:span></text:p>
            </draw:text-box>
          </draw:frame>
        </draw:g>
        <draw:g>
          <draw:custom-shape draw:style-name="gr20" draw:text-style-name="P10" draw:layer="layout" svg:width="4cm" svg:height="4cm" draw:transform="rotate (1.5707963267949) translate (11cm 12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2cm" svg:height="1cm" svg:x="12cm" svg:y="9cm">
            <draw:text-box>
              <text:p text:style-name="P3"><text:span text:style-name="T1">PH18 </text:span><text:span text:style-name="T1">MPPT </text:span><text:span text:style-name="T1">5048/6</text:span><text:span text:style-name="T1">0A</text:span></text:p>
            </draw:text-box>
          </draw:frame>
          <draw:line draw:style-name="gr5" draw:text-style-name="P5" draw:layer="layout" svg:x1="13.3cm" svg:y1="12cm" svg:x2="13.3cm" svg:y2="12.3cm">
            <text:p/>
          </draw:line>
          <draw:line draw:style-name="gr5" draw:text-style-name="P5" draw:layer="layout" svg:x1="13.7cm" svg:y1="12cm" svg:x2="13.7cm" svg:y2="12.3cm">
            <text:p/>
          </draw:line>
          <draw:frame draw:style-name="gr21" draw:text-style-name="P4" draw:layer="layout" svg:width="1cm" svg:height="0.7cm" svg:x="13cm" svg:y="11.2cm">
            <draw:text-box>
              <text:p text:style-name="P3"><text:span text:style-name="T1">AC In</text:span><text:span text:style-name="T1"><text:line-break/></text:span><text:span text:style-name="T1">~ <text:s text:c="2"/>~</text:span></text:p>
            </draw:text-box>
          </draw:frame>
          <draw:line draw:style-name="gr5" draw:text-style-name="P5" draw:layer="layout" svg:x1="14.3cm" svg:y1="12cm" svg:x2="14.3cm" svg:y2="12.3cm">
            <text:p/>
          </draw:line>
          <draw:line draw:style-name="gr5" draw:text-style-name="P5" draw:layer="layout" svg:x1="14.7cm" svg:y1="12cm" svg:x2="14.7cm" svg:y2="12.3cm">
            <text:p/>
          </draw:line>
          <draw:frame draw:style-name="gr21" draw:text-style-name="P4" draw:layer="layout" svg:width="1cm" svg:height="0.7cm" svg:x="14cm" svg:y="11.2cm">
            <draw:text-box>
              <text:p text:style-name="P3"><text:span text:style-name="T1">AC Out</text:span><text:span text:style-name="T1"><text:line-break/></text:span><text:span text:style-name="T1">~ <text:s text:c="2"/>~</text:span></text:p>
            </draw:text-box>
          </draw:frame>
          <draw:line draw:style-name="gr5" draw:text-style-name="P5" draw:layer="layout" svg:x1="12.3cm" svg:y1="12cm" svg:x2="12.3cm" svg:y2="12.3cm">
            <text:p/>
          </draw:line>
          <draw:line draw:style-name="gr5" draw:text-style-name="P5" draw:layer="layout" svg:x1="12.7cm" svg:y1="12cm" svg:x2="12.7cm" svg:y2="12.3cm">
            <text:p/>
          </draw:line>
          <draw:frame draw:style-name="gr21" draw:text-style-name="P4" draw:layer="layout" svg:width="1cm" svg:height="0.7cm" svg:x="12cm" svg:y="11.2cm">
            <draw:text-box>
              <text:p text:style-name="P3"><text:span text:style-name="T1">ACC</text:span><text:span text:style-name="T1"><text:line-break/></text:span><text:span text:style-name="T1">+ <text:s text:c="2"/>-</text:span></text:p>
            </draw:text-box>
          </draw:frame>
          <draw:line draw:style-name="gr5" draw:text-style-name="P5" draw:layer="layout" svg:x1="11.3cm" svg:y1="12cm" svg:x2="11.3cm" svg:y2="12.3cm">
            <text:p/>
          </draw:line>
          <draw:line draw:style-name="gr5" draw:text-style-name="P5" draw:layer="layout" svg:x1="11.7cm" svg:y1="12cm" svg:x2="11.7cm" svg:y2="12.3cm">
            <text:p/>
          </draw:line>
          <draw:frame draw:style-name="gr21" draw:text-style-name="P4" draw:layer="layout" svg:width="1cm" svg:height="0.7cm" svg:x="11cm" svg:y="11.2cm">
            <draw:text-box>
              <text:p text:style-name="P3"><text:span text:style-name="T1">PV Arr</text:span><text:span text:style-name="T1"><text:line-break/></text:span><text:span text:style-name="T1">+ <text:s text:c="2"/>-</text:span></text:p>
            </draw:text-box>
          </draw:frame>
          <draw:g>
            <draw:custom-shape draw:style-name="gr18" draw:text-style-name="P5" draw:layer="layout" svg:width="0.6cm" svg:height="0.6cm" svg:x="12.72cm" svg:y="10.0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9" draw:layer="layout" svg:width="0.45cm" svg:height="0.467cm" svg:x="12.795cm" svg:y="10.148cm">
              <draw:text-box>
                <text:p text:style-name="P7"><text:span text:style-name="T2">3</text:span></text:p>
              </draw:text-box>
            </draw:frame>
          </draw:g>
        </draw:g>
        <draw:g>
          <draw:custom-shape draw:style-name="gr2" draw:text-style-name="P2" draw:layer="layout" svg:width="1cm" svg:height="1.6cm" draw:transform="rotate (1.5707963267949) translate (10.4cm 16.3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cm" svg:height="1cm" svg:x="10.7cm" svg:y="15.3cm">
            <draw:text-box>
              <text:p text:style-name="P3"><text:span text:style-name="T1">NPS</text:span><text:span text:style-name="T1"><text:line-break/></text:span><text:span text:style-name="T1">100-12</text:span></text:p>
            </draw:text-box>
          </draw:frame>
          <draw:line draw:style-name="gr4" draw:text-style-name="P5" draw:layer="layout" svg:x1="10.6cm" svg:y1="15.6cm" svg:x2="10.8cm" svg:y2="15.6cm">
            <text:p/>
          </draw:line>
          <draw:line draw:style-name="gr4" draw:text-style-name="P5" draw:layer="layout" svg:x1="11.6cm" svg:y1="15.6cm" svg:x2="11.8cm" svg:y2="15.6cm">
            <text:p/>
          </draw:line>
          <draw:line draw:style-name="gr4" draw:text-style-name="P5" draw:layer="layout" svg:x1="10.7cm" svg:y1="15.7cm" svg:x2="10.7cm" svg:y2="15.5cm">
            <text:p/>
          </draw:line>
          <draw:line draw:style-name="gr5" draw:text-style-name="P5" draw:layer="layout" svg:x1="10.7cm" svg:y1="15.3cm" svg:x2="10.7cm" svg:y2="15cm">
            <text:p/>
          </draw:line>
          <draw:line draw:style-name="gr5" draw:text-style-name="P5" draw:layer="layout" svg:x1="11.7cm" svg:y1="15.3cm" svg:x2="11.7cm" svg:y2="15cm">
            <text:p/>
          </draw:line>
        </draw:g>
        <draw:g>
          <draw:custom-shape draw:style-name="gr2" draw:text-style-name="P2" draw:layer="layout" svg:width="1cm" svg:height="1.6cm" draw:transform="rotate (1.5707963267949) translate (12.2cm 16.3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cm" svg:height="1cm" svg:x="12.5cm" svg:y="15.3cm">
            <draw:text-box>
              <text:p text:style-name="P3"><text:span text:style-name="T1">NPS</text:span><text:span text:style-name="T1"><text:line-break/></text:span><text:span text:style-name="T1">100-12</text:span></text:p>
            </draw:text-box>
          </draw:frame>
          <draw:line draw:style-name="gr4" draw:text-style-name="P5" draw:layer="layout" svg:x1="12.4cm" svg:y1="15.6cm" svg:x2="12.6cm" svg:y2="15.6cm">
            <text:p/>
          </draw:line>
          <draw:line draw:style-name="gr4" draw:text-style-name="P5" draw:layer="layout" svg:x1="13.4cm" svg:y1="15.6cm" svg:x2="13.6cm" svg:y2="15.6cm">
            <text:p/>
          </draw:line>
          <draw:line draw:style-name="gr4" draw:text-style-name="P5" draw:layer="layout" svg:x1="12.5cm" svg:y1="15.7cm" svg:x2="12.5cm" svg:y2="15.5cm">
            <text:p/>
          </draw:line>
          <draw:line draw:style-name="gr5" draw:text-style-name="P5" draw:layer="layout" svg:x1="12.5cm" svg:y1="15.3cm" svg:x2="12.5cm" svg:y2="15cm">
            <text:p/>
          </draw:line>
          <draw:line draw:style-name="gr5" draw:text-style-name="P5" draw:layer="layout" svg:x1="13.5cm" svg:y1="15.3cm" svg:x2="13.5cm" svg:y2="15cm">
            <text:p/>
          </draw:line>
        </draw:g>
        <draw:g>
          <draw:custom-shape draw:style-name="gr2" draw:text-style-name="P2" draw:layer="layout" svg:width="1cm" svg:height="1.6cm" draw:transform="rotate (1.5707963267949) translate (14cm 16.3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cm" svg:height="1cm" svg:x="14.3cm" svg:y="15.3cm">
            <draw:text-box>
              <text:p text:style-name="P3"><text:span text:style-name="T1">NPS</text:span><text:span text:style-name="T1"><text:line-break/></text:span><text:span text:style-name="T1">100-12</text:span></text:p>
            </draw:text-box>
          </draw:frame>
          <draw:line draw:style-name="gr4" draw:text-style-name="P5" draw:layer="layout" svg:x1="14.2cm" svg:y1="15.6cm" svg:x2="14.4cm" svg:y2="15.6cm">
            <text:p/>
          </draw:line>
          <draw:line draw:style-name="gr4" draw:text-style-name="P5" draw:layer="layout" svg:x1="15.2cm" svg:y1="15.6cm" svg:x2="15.4cm" svg:y2="15.6cm">
            <text:p/>
          </draw:line>
          <draw:line draw:style-name="gr4" draw:text-style-name="P5" draw:layer="layout" svg:x1="14.3cm" svg:y1="15.7cm" svg:x2="14.3cm" svg:y2="15.5cm">
            <text:p/>
          </draw:line>
          <draw:line draw:style-name="gr5" draw:text-style-name="P5" draw:layer="layout" svg:x1="14.3cm" svg:y1="15.3cm" svg:x2="14.3cm" svg:y2="15cm">
            <text:p/>
          </draw:line>
          <draw:line draw:style-name="gr5" draw:text-style-name="P5" draw:layer="layout" svg:x1="15.3cm" svg:y1="15.3cm" svg:x2="15.3cm" svg:y2="15cm">
            <text:p/>
          </draw:line>
        </draw:g>
        <draw:g>
          <draw:custom-shape draw:style-name="gr8" draw:text-style-name="P6" draw:layer="layout" svg:width="0.4cm" svg:height="0.8cm" svg:x="4.7cm" svg:y="14.1cm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22" draw:text-style-name="P5" draw:layer="layout" svg:x1="4.9cm" svg:y1="14.4cm" svg:x2="4.9cm" svg:y2="13.8cm">
            <text:p/>
          </draw:line>
          <draw:line draw:style-name="gr23" draw:text-style-name="P5" draw:layer="layout" svg:x1="4.9cm" svg:y1="15.2cm" svg:x2="4.9cm" svg:y2="14.9cm">
            <text:p/>
          </draw:line>
          <draw:line draw:style-name="gr23" draw:text-style-name="P5" draw:layer="layout" svg:x1="5.1cm" svg:y1="15.2cm" svg:x2="4.7cm" svg:y2="15.2cm">
            <text:p/>
          </draw:line>
          <draw:line draw:style-name="gr23" draw:text-style-name="P5" draw:layer="layout" svg:x1="5cm" svg:y1="15.3cm" svg:x2="4.8cm" svg:y2="15.3cm">
            <text:p/>
          </draw:line>
        </draw:g>
        <draw:g>
          <draw:custom-shape draw:style-name="gr8" draw:text-style-name="P6" draw:layer="layout" svg:width="0.4cm" svg:height="0.8cm" svg:x="5.5cm" svg:y="14.1cm">
            <text:p/>
            <draw:enhanced-geometry svg:viewBox="0 0 21600 21600" draw:mirror-vertical="false" draw:type="rectangle" draw:enhanced-path="M 0 0 L 21600 0 21600 21600 0 21600 0 0 Z N"/>
          </draw:custom-shape>
          <draw:line draw:style-name="gr22" draw:text-style-name="P5" draw:layer="layout" svg:x1="5.7cm" svg:y1="14.4cm" svg:x2="5.7cm" svg:y2="13.8cm">
            <text:p/>
          </draw:line>
          <draw:line draw:style-name="gr23" draw:text-style-name="P5" draw:layer="layout" svg:x1="5.7cm" svg:y1="15.2cm" svg:x2="5.7cm" svg:y2="14.9cm">
            <text:p/>
          </draw:line>
          <draw:line draw:style-name="gr23" draw:text-style-name="P5" draw:layer="layout" svg:x1="5.9cm" svg:y1="15.2cm" svg:x2="5.5cm" svg:y2="15.2cm">
            <text:p/>
          </draw:line>
          <draw:line draw:style-name="gr23" draw:text-style-name="P5" draw:layer="layout" svg:x1="5.8cm" svg:y1="15.3cm" svg:x2="5.6cm" svg:y2="15.3cm">
            <text:p/>
          </draw:line>
        </draw:g>
        <draw:g>
          <draw:custom-shape draw:style-name="gr8" draw:text-style-name="P6" draw:layer="layout" svg:width="0.4cm" svg:height="0.8cm" svg:x="16.6cm" svg:y="11.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2" draw:text-style-name="P5" draw:layer="layout" svg:x1="16.8cm" svg:y1="12.1cm" svg:x2="16.8cm" svg:y2="12.7cm">
            <text:p/>
          </draw:line>
          <draw:line draw:style-name="gr23" draw:text-style-name="P5" draw:layer="layout" svg:x1="16.8cm" svg:y1="11.3cm" svg:x2="16.8cm" svg:y2="11.6cm">
            <text:p/>
          </draw:line>
          <draw:line draw:style-name="gr23" draw:text-style-name="P5" draw:layer="layout" svg:x1="17cm" svg:y1="11.3cm" svg:x2="16.6cm" svg:y2="11.3cm">
            <text:p/>
          </draw:line>
          <draw:line draw:style-name="gr23" draw:text-style-name="P5" draw:layer="layout" svg:x1="16.9cm" svg:y1="11.2cm" svg:x2="16.7cm" svg:y2="11.2cm">
            <text:p/>
          </draw:line>
        </draw:g>
        <draw:g>
          <draw:custom-shape draw:style-name="gr8" draw:text-style-name="P6" draw:layer="layout" svg:width="0.4cm" svg:height="0.8cm" svg:x="17.6cm" svg:y="11.6cm">
            <text:p/>
            <draw:enhanced-geometry svg:viewBox="0 0 21600 21600" draw:mirror-vertical="true" draw:type="rectangle" draw:enhanced-path="M 0 0 L 21600 0 21600 21600 0 21600 0 0 Z N"/>
          </draw:custom-shape>
          <draw:line draw:style-name="gr22" draw:text-style-name="P5" draw:layer="layout" svg:x1="17.8cm" svg:y1="12.1cm" svg:x2="17.8cm" svg:y2="12.7cm">
            <text:p/>
          </draw:line>
          <draw:line draw:style-name="gr23" draw:text-style-name="P5" draw:layer="layout" svg:x1="17.8cm" svg:y1="11.3cm" svg:x2="17.8cm" svg:y2="11.6cm">
            <text:p/>
          </draw:line>
          <draw:line draw:style-name="gr23" draw:text-style-name="P5" draw:layer="layout" svg:x1="18cm" svg:y1="11.3cm" svg:x2="17.6cm" svg:y2="11.3cm">
            <text:p/>
          </draw:line>
          <draw:line draw:style-name="gr23" draw:text-style-name="P5" draw:layer="layout" svg:x1="17.9cm" svg:y1="11.2cm" svg:x2="17.7cm" svg:y2="11.2cm">
            <text:p/>
          </draw:line>
        </draw:g>
        <draw:g>
          <draw:custom-shape draw:style-name="gr18" draw:text-style-name="P5" draw:layer="layout" svg:width="0.6cm" svg:height="0.6cm" svg:x="17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17.075cm" svg:y="12.567cm">
            <draw:text-box>
              <text:p text:style-name="P7"><text:span text:style-name="T2">4</text:span></text:p>
            </draw:text-box>
          </draw:frame>
        </draw:g>
        <draw:g>
          <draw:custom-shape draw:style-name="gr18" draw:text-style-name="P5" draw:layer="layout" svg:width="0.6cm" svg:height="0.6cm" svg:x="10.1cm" svg:y="1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10.175cm" svg:y="11.667cm">
            <draw:text-box>
              <text:p text:style-name="P7"><text:span text:style-name="T2">5</text:span></text:p>
            </draw:text-box>
          </draw:frame>
        </draw:g>
        <draw:line draw:style-name="gr24" draw:text-style-name="P5" draw:layer="layout" svg:x1="4cm" svg:y1="12.3cm" svg:x2="4cm" svg:y2="11.6cm">
          <text:p/>
        </draw:line>
        <draw:line draw:style-name="gr7" draw:text-style-name="P5" draw:layer="layout" svg:x1="4.2cm" svg:y1="12.3cm" svg:x2="3.8cm" svg:y2="12.3cm">
          <text:p/>
        </draw:line>
        <draw:line draw:style-name="gr7" draw:text-style-name="P5" draw:layer="layout" svg:x1="4.1cm" svg:y1="12.4cm" svg:x2="3.9cm" svg:y2="12.4cm">
          <text:p/>
        </draw:line>
        <draw:g>
          <draw:custom-shape draw:style-name="gr18" draw:text-style-name="P5" draw:layer="layout" svg:width="0.6cm" svg:height="0.6cm" svg:x="17cm" svg:y="1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17.075cm" svg:y="13.567cm">
            <draw:text-box>
              <text:p text:style-name="P7"><text:span text:style-name="T2">6</text:span></text:p>
            </draw:text-box>
          </draw:frame>
        </draw:g>
        <draw:line draw:style-name="gr7" draw:text-style-name="P5" draw:layer="layout" svg:x1="4.9cm" svg:y1="11.7cm" svg:x2="4.9cm" svg:y2="11.3cm">
          <text:p/>
        </draw:line>
        <draw:g>
          <draw:custom-shape draw:style-name="gr25" draw:text-style-name="P11" draw:layer="layout" svg:width="1cm" svg:height="1.6cm" svg:x="4.4cm" svg:y="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4.4cm" svg:y="9.8cm">
            <draw:text-box>
              <text:p text:style-name="P7"><text:span text:style-name="T3">RS</text:span><text:span text:style-name="T3">M</text:span><text:span text:style-name="T3">40</text:span><text:span text:style-name="T3">-8-</text:span><text:span text:style-name="T3">40</text:span><text:span text:style-name="T3">0</text:span><text:span text:style-name="T3">M</text:span></text:p>
            </draw:text-box>
          </draw:frame>
          <draw:line draw:style-name="gr4" draw:text-style-name="P5" draw:layer="layout" svg:x1="5.1cm" svg:y1="9.7cm" svg:x2="5.1cm" svg:y2="9.9cm">
            <text:p/>
          </draw:line>
          <draw:line draw:style-name="gr4" draw:text-style-name="P5" draw:layer="layout" svg:x1="5cm" svg:y1="10.8cm" svg:x2="5.2cm" svg:y2="10.8cm">
            <text:p/>
          </draw:line>
          <draw:line draw:style-name="gr4" draw:text-style-name="P5" draw:layer="layout" svg:x1="5cm" svg:y1="9.8cm" svg:x2="5.2cm" svg:y2="9.8cm">
            <text:p/>
          </draw:line>
          <draw:line draw:style-name="gr5" draw:text-style-name="P5" draw:layer="layout" svg:x1="4.9cm" svg:y1="9.5cm" svg:x2="4.9cm" svg:y2="9.3cm">
            <text:p/>
          </draw:line>
          <draw:line draw:style-name="gr5" draw:text-style-name="P5" draw:layer="layout" svg:x1="4.9cm" svg:y1="11.1cm" svg:x2="4.9cm" svg:y2="11.3cm">
            <text:p/>
          </draw:line>
        </draw:g>
        <draw:line draw:style-name="gr6" draw:text-style-name="P5" draw:layer="layout" svg:x1="7.7cm" svg:y1="13.2cm" svg:x2="7.7cm" svg:y2="12.9cm">
          <text:p/>
        </draw:line>
        <draw:line draw:style-name="gr26" draw:text-style-name="P5" draw:layer="layout" svg:x1="16.8cm" svg:y1="15.6cm" svg:x2="16.8cm" svg:y2="15.3cm">
          <text:p/>
        </draw:line>
        <draw:line draw:style-name="gr26" draw:text-style-name="P5" draw:layer="layout" svg:x1="17.8cm" svg:y1="15.6cm" svg:x2="17.8cm" svg:y2="15.3cm">
          <text:p/>
        </draw:line>
        <draw:g>
          <draw:custom-shape draw:style-name="gr27" draw:text-style-name="P6" draw:layer="layout" svg:width="0.8cm" svg:height="1.8cm" draw:transform="rotate (-1.5707963267949) translate (18.2cm 14.3cm)">
            <text:p/>
            <draw:enhanced-geometry svg:viewBox="0 0 21600 21600" draw:path-stretchpoint-x="10800" draw:path-stretchpoint-y="10800" draw:text-areas="?f3 ?f4 ?f5 ?f6" draw:type="round-rectangle" draw:modifiers="10085.3932584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16.8cm" svg:y1="14.5cm" svg:x2="16.8cm" svg:y2="14.1cm">
            <text:p/>
          </draw:line>
          <draw:line draw:style-name="gr7" draw:text-style-name="P5" draw:layer="layout" svg:x1="16.8cm" svg:y1="14.9cm" svg:x2="17cm" svg:y2="14.5cm">
            <text:p/>
          </draw:line>
          <draw:line draw:style-name="gr7" draw:text-style-name="P5" draw:layer="layout" svg:x1="16.8cm" svg:y1="15.3cm" svg:x2="16.8cm" svg:y2="14.9cm">
            <text:p/>
          </draw:line>
          <draw:line draw:style-name="gr7" draw:text-style-name="P5" draw:layer="layout" svg:x1="17.8cm" svg:y1="14.5cm" svg:x2="17.8cm" svg:y2="14.1cm">
            <text:p/>
          </draw:line>
          <draw:line draw:style-name="gr7" draw:text-style-name="P5" draw:layer="layout" svg:x1="17.8cm" svg:y1="14.9cm" svg:x2="18cm" svg:y2="14.5cm">
            <text:p/>
          </draw:line>
          <draw:line draw:style-name="gr7" draw:text-style-name="P5" draw:layer="layout" svg:x1="17.8cm" svg:y1="15.3cm" svg:x2="17.8cm" svg:y2="14.9cm">
            <text:p/>
          </draw:line>
          <draw:line draw:style-name="gr28" draw:text-style-name="P5" draw:layer="layout" svg:x1="17.9cm" svg:y1="14.7cm" svg:x2="16.9cm" svg:y2="14.7cm">
            <text:p/>
          </draw:line>
        </draw:g>
        <draw:frame draw:style-name="gr16" draw:text-style-name="P8" draw:layer="layout" svg:width="0.9cm" svg:height="1cm" svg:x="15.4cm" svg:y="14.2cm">
          <draw:text-box>
            <text:p text:style-name="P7"><text:span text:style-name="T1">O</text:span><text:span text:style-name="T1">ve</text:span><text:span text:style-name="T1">rC</text:span><text:span text:style-name="T1">pr</text:span><text:span text:style-name="T1">ot.</text:span><text:span text:style-name="T1"><text:line-break/></text:span><text:span text:style-name="T1">25</text:span><text:span text:style-name="T1">A</text:span></text:p>
          </draw:text-box>
        </draw:frame>
        <draw:g>
          <draw:custom-shape draw:style-name="gr29" draw:text-style-name="P6" draw:layer="layout" svg:width="0.8cm" svg:height="1.6cm" draw:transform="rotate (-1.5707963267949) translate (6.1cm 11.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4.9cm" svg:y1="12.1cm" svg:x2="4.9cm" svg:y2="11.7cm">
            <text:p/>
          </draw:line>
          <draw:line draw:style-name="gr7" draw:text-style-name="P5" draw:layer="layout" svg:x1="4.9cm" svg:y1="12.5cm" svg:x2="5.1cm" svg:y2="12.1cm">
            <text:p/>
          </draw:line>
          <draw:line draw:style-name="gr7" draw:text-style-name="P5" draw:layer="layout" svg:x1="4.9cm" svg:y1="12.9cm" svg:x2="4.9cm" svg:y2="12.5cm">
            <text:p/>
          </draw:line>
          <draw:line draw:style-name="gr7" draw:text-style-name="P5" draw:layer="layout" svg:x1="5.7cm" svg:y1="12.1cm" svg:x2="5.7cm" svg:y2="11.7cm">
            <text:p/>
          </draw:line>
          <draw:line draw:style-name="gr7" draw:text-style-name="P5" draw:layer="layout" svg:x1="5.7cm" svg:y1="12.5cm" svg:x2="5.9cm" svg:y2="12.1cm">
            <text:p/>
          </draw:line>
          <draw:line draw:style-name="gr7" draw:text-style-name="P5" draw:layer="layout" svg:x1="5.7cm" svg:y1="12.9cm" svg:x2="5.7cm" svg:y2="12.5cm">
            <text:p/>
          </draw:line>
          <draw:line draw:style-name="gr28" draw:text-style-name="P5" draw:layer="layout" svg:x1="5.8cm" svg:y1="12.3cm" svg:x2="5cm" svg:y2="12.3cm">
            <text:p/>
          </draw:line>
        </draw:g>
        <draw:g>
          <draw:custom-shape draw:style-name="gr25" draw:text-style-name="P11" draw:layer="layout" svg:width="1cm" svg:height="1.6cm" svg:x="4.4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4.4cm" svg:y="7.8cm">
            <draw:text-box>
              <text:p text:style-name="P7"><text:span text:style-name="T3">R</text:span><text:span text:style-name="T3">S</text:span><text:span text:style-name="T3">M</text:span><text:span text:style-name="T3">4</text:span><text:span text:style-name="T3">0</text:span><text:span text:style-name="T3">-</text:span><text:span text:style-name="T3">8</text:span><text:span text:style-name="T3">-</text:span><text:span text:style-name="T3">4</text:span><text:span text:style-name="T3">0</text:span><text:span text:style-name="T3">0</text:span><text:span text:style-name="T3">M</text:span></text:p>
            </draw:text-box>
          </draw:frame>
          <draw:line draw:style-name="gr4" draw:text-style-name="P5" draw:layer="layout" svg:x1="5.1cm" svg:y1="7.7cm" svg:x2="5.1cm" svg:y2="7.9cm">
            <text:p/>
          </draw:line>
          <draw:line draw:style-name="gr4" draw:text-style-name="P5" draw:layer="layout" svg:x1="5cm" svg:y1="8.8cm" svg:x2="5.2cm" svg:y2="8.8cm">
            <text:p/>
          </draw:line>
          <draw:line draw:style-name="gr4" draw:text-style-name="P5" draw:layer="layout" svg:x1="5cm" svg:y1="7.8cm" svg:x2="5.2cm" svg:y2="7.8cm">
            <text:p/>
          </draw:line>
          <draw:line draw:style-name="gr5" draw:text-style-name="P5" draw:layer="layout" svg:x1="4.9cm" svg:y1="7.5cm" svg:x2="4.9cm" svg:y2="7.3cm">
            <text:p/>
          </draw:line>
          <draw:line draw:style-name="gr5" draw:text-style-name="P5" draw:layer="layout" svg:x1="4.9cm" svg:y1="9.1cm" svg:x2="4.9cm" svg:y2="9.3cm">
            <text:p/>
          </draw:line>
        </draw:g>
        <draw:g>
          <draw:custom-shape draw:style-name="gr25" draw:text-style-name="P11" draw:layer="layout" svg:width="1cm" svg:height="1.6cm" svg:x="4.4cm" svg:y="5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4.4cm" svg:y="5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5.1cm" svg:y1="5.7cm" svg:x2="5.1cm" svg:y2="5.9cm">
            <text:p/>
          </draw:line>
          <draw:line draw:style-name="gr4" draw:text-style-name="P5" draw:layer="layout" svg:x1="5cm" svg:y1="6.8cm" svg:x2="5.2cm" svg:y2="6.8cm">
            <text:p/>
          </draw:line>
          <draw:line draw:style-name="gr4" draw:text-style-name="P5" draw:layer="layout" svg:x1="5cm" svg:y1="5.8cm" svg:x2="5.2cm" svg:y2="5.8cm">
            <text:p/>
          </draw:line>
          <draw:line draw:style-name="gr5" draw:text-style-name="P5" draw:layer="layout" svg:x1="4.9cm" svg:y1="5.5cm" svg:x2="4.9cm" svg:y2="5.3cm">
            <text:p/>
          </draw:line>
          <draw:line draw:style-name="gr5" draw:text-style-name="P5" draw:layer="layout" svg:x1="4.9cm" svg:y1="7.1cm" svg:x2="4.9cm" svg:y2="7.3cm">
            <text:p/>
          </draw:line>
        </draw:g>
        <draw:polyline draw:style-name="gr30" draw:text-style-name="P5" draw:layer="layout" svg:width="0.799cm" svg:height="5.999cm" svg:x="4.9cm" svg:y="5.3cm" svg:viewBox="0 0 800 6000" draw:points="0,0 800,0 800,0 800,6000">
          <text:p/>
        </draw:polyline>
        <draw:g>
          <draw:custom-shape draw:style-name="gr25" draw:text-style-name="P11" draw:layer="layout" svg:width="1cm" svg:height="1.6cm" svg:x="6.4cm" svg:y="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6.4cm" svg:y="9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7.1cm" svg:y1="9.7cm" svg:x2="7.1cm" svg:y2="9.9cm">
            <text:p/>
          </draw:line>
          <draw:line draw:style-name="gr4" draw:text-style-name="P5" draw:layer="layout" svg:x1="7cm" svg:y1="10.8cm" svg:x2="7.2cm" svg:y2="10.8cm">
            <text:p/>
          </draw:line>
          <draw:line draw:style-name="gr4" draw:text-style-name="P5" draw:layer="layout" svg:x1="7cm" svg:y1="9.8cm" svg:x2="7.2cm" svg:y2="9.8cm">
            <text:p/>
          </draw:line>
          <draw:line draw:style-name="gr5" draw:text-style-name="P5" draw:layer="layout" svg:x1="6.9cm" svg:y1="9.5cm" svg:x2="6.9cm" svg:y2="9.3cm">
            <text:p/>
          </draw:line>
          <draw:line draw:style-name="gr5" draw:text-style-name="P5" draw:layer="layout" svg:x1="6.9cm" svg:y1="11.1cm" svg:x2="6.9cm" svg:y2="11.3cm">
            <text:p/>
          </draw:line>
        </draw:g>
        <draw:g>
          <draw:custom-shape draw:style-name="gr25" draw:text-style-name="P11" draw:layer="layout" svg:width="1cm" svg:height="1.6cm" svg:x="6.4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6.4cm" svg:y="7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7.1cm" svg:y1="7.7cm" svg:x2="7.1cm" svg:y2="7.9cm">
            <text:p/>
          </draw:line>
          <draw:line draw:style-name="gr4" draw:text-style-name="P5" draw:layer="layout" svg:x1="7cm" svg:y1="8.8cm" svg:x2="7.2cm" svg:y2="8.8cm">
            <text:p/>
          </draw:line>
          <draw:line draw:style-name="gr4" draw:text-style-name="P5" draw:layer="layout" svg:x1="7cm" svg:y1="7.8cm" svg:x2="7.2cm" svg:y2="7.8cm">
            <text:p/>
          </draw:line>
          <draw:line draw:style-name="gr5" draw:text-style-name="P5" draw:layer="layout" svg:x1="6.9cm" svg:y1="7.5cm" svg:x2="6.9cm" svg:y2="7.3cm">
            <text:p/>
          </draw:line>
          <draw:line draw:style-name="gr5" draw:text-style-name="P5" draw:layer="layout" svg:x1="6.9cm" svg:y1="9.1cm" svg:x2="6.9cm" svg:y2="9.3cm">
            <text:p/>
          </draw:line>
        </draw:g>
        <draw:g>
          <draw:custom-shape draw:style-name="gr25" draw:text-style-name="P11" draw:layer="layout" svg:width="1cm" svg:height="1.6cm" svg:x="6.4cm" svg:y="5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6.4cm" svg:y="5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7.1cm" svg:y1="5.7cm" svg:x2="7.1cm" svg:y2="5.9cm">
            <text:p/>
          </draw:line>
          <draw:line draw:style-name="gr4" draw:text-style-name="P5" draw:layer="layout" svg:x1="7cm" svg:y1="6.8cm" svg:x2="7.2cm" svg:y2="6.8cm">
            <text:p/>
          </draw:line>
          <draw:line draw:style-name="gr4" draw:text-style-name="P5" draw:layer="layout" svg:x1="7cm" svg:y1="5.8cm" svg:x2="7.2cm" svg:y2="5.8cm">
            <text:p/>
          </draw:line>
          <draw:line draw:style-name="gr5" draw:text-style-name="P5" draw:layer="layout" svg:x1="6.9cm" svg:y1="5.5cm" svg:x2="6.9cm" svg:y2="5.3cm">
            <text:p/>
          </draw:line>
          <draw:line draw:style-name="gr5" draw:text-style-name="P5" draw:layer="layout" svg:x1="6.9cm" svg:y1="7.1cm" svg:x2="6.9cm" svg:y2="7.3cm">
            <text:p/>
          </draw:line>
        </draw:g>
        <draw:polyline draw:style-name="gr30" draw:text-style-name="P5" draw:layer="layout" svg:width="0.799cm" svg:height="5.999cm" svg:x="6.9cm" svg:y="5.3cm" svg:viewBox="0 0 800 6000" draw:points="0,0 800,0 800,0 800,6000">
          <text:p/>
        </draw:polyline>
        <draw:g>
          <draw:custom-shape draw:style-name="gr25" draw:text-style-name="P11" draw:layer="layout" svg:width="1cm" svg:height="1.6cm" svg:x="8.4cm" svg:y="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8.4cm" svg:y="9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9.1cm" svg:y1="9.7cm" svg:x2="9.1cm" svg:y2="9.9cm">
            <text:p/>
          </draw:line>
          <draw:line draw:style-name="gr4" draw:text-style-name="P5" draw:layer="layout" svg:x1="9cm" svg:y1="10.8cm" svg:x2="9.2cm" svg:y2="10.8cm">
            <text:p/>
          </draw:line>
          <draw:line draw:style-name="gr4" draw:text-style-name="P5" draw:layer="layout" svg:x1="9cm" svg:y1="9.8cm" svg:x2="9.2cm" svg:y2="9.8cm">
            <text:p/>
          </draw:line>
          <draw:line draw:style-name="gr5" draw:text-style-name="P5" draw:layer="layout" svg:x1="8.9cm" svg:y1="9.5cm" svg:x2="8.9cm" svg:y2="9.3cm">
            <text:p/>
          </draw:line>
          <draw:line draw:style-name="gr5" draw:text-style-name="P5" draw:layer="layout" svg:x1="8.9cm" svg:y1="11.1cm" svg:x2="8.9cm" svg:y2="11.3cm">
            <text:p/>
          </draw:line>
        </draw:g>
        <draw:g>
          <draw:custom-shape draw:style-name="gr25" draw:text-style-name="P11" draw:layer="layout" svg:width="1cm" svg:height="1.6cm" svg:x="8.4cm" svg:y="7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8.4cm" svg:y="7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9.1cm" svg:y1="7.7cm" svg:x2="9.1cm" svg:y2="7.9cm">
            <text:p/>
          </draw:line>
          <draw:line draw:style-name="gr4" draw:text-style-name="P5" draw:layer="layout" svg:x1="9cm" svg:y1="8.8cm" svg:x2="9.2cm" svg:y2="8.8cm">
            <text:p/>
          </draw:line>
          <draw:line draw:style-name="gr4" draw:text-style-name="P5" draw:layer="layout" svg:x1="9cm" svg:y1="7.8cm" svg:x2="9.2cm" svg:y2="7.8cm">
            <text:p/>
          </draw:line>
          <draw:line draw:style-name="gr5" draw:text-style-name="P5" draw:layer="layout" svg:x1="8.9cm" svg:y1="7.5cm" svg:x2="8.9cm" svg:y2="7.3cm">
            <text:p/>
          </draw:line>
          <draw:line draw:style-name="gr5" draw:text-style-name="P5" draw:layer="layout" svg:x1="8.9cm" svg:y1="9.1cm" svg:x2="8.9cm" svg:y2="9.3cm">
            <text:p/>
          </draw:line>
        </draw:g>
        <draw:g>
          <draw:custom-shape draw:style-name="gr25" draw:text-style-name="P11" draw:layer="layout" svg:width="1cm" svg:height="1.6cm" svg:x="8.4cm" svg:y="5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1cm" svg:height="1cm" svg:x="8.4cm" svg:y="5.8cm">
            <draw:text-box>
              <text:p text:style-name="P7"><text:span text:style-name="T3">RSM40-</text:span><text:span text:style-name="T3">8-400M</text:span></text:p>
            </draw:text-box>
          </draw:frame>
          <draw:line draw:style-name="gr4" draw:text-style-name="P5" draw:layer="layout" svg:x1="9.1cm" svg:y1="5.7cm" svg:x2="9.1cm" svg:y2="5.9cm">
            <text:p/>
          </draw:line>
          <draw:line draw:style-name="gr4" draw:text-style-name="P5" draw:layer="layout" svg:x1="9cm" svg:y1="6.8cm" svg:x2="9.2cm" svg:y2="6.8cm">
            <text:p/>
          </draw:line>
          <draw:line draw:style-name="gr4" draw:text-style-name="P5" draw:layer="layout" svg:x1="9cm" svg:y1="5.8cm" svg:x2="9.2cm" svg:y2="5.8cm">
            <text:p/>
          </draw:line>
          <draw:line draw:style-name="gr5" draw:text-style-name="P5" draw:layer="layout" svg:x1="8.9cm" svg:y1="5.5cm" svg:x2="8.9cm" svg:y2="5.3cm">
            <text:p/>
          </draw:line>
          <draw:line draw:style-name="gr5" draw:text-style-name="P5" draw:layer="layout" svg:x1="8.9cm" svg:y1="7.1cm" svg:x2="8.9cm" svg:y2="7.3cm">
            <text:p/>
          </draw:line>
        </draw:g>
        <draw:polyline draw:style-name="gr30" draw:text-style-name="P5" draw:layer="layout" svg:width="0.799cm" svg:height="5.999cm" svg:x="8.9cm" svg:y="5.3cm" svg:viewBox="0 0 800 6000" draw:points="0,0 800,0 800,0 800,6000">
          <text:p/>
        </draw:polyline>
        <draw:g>
          <draw:custom-shape draw:style-name="gr29" draw:text-style-name="P6" draw:layer="layout" svg:width="0.8cm" svg:height="1.6cm" draw:transform="rotate (-1.5707963267949) translate (8.1cm 11.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6.9cm" svg:y1="12.1cm" svg:x2="6.9cm" svg:y2="11.7cm">
            <text:p/>
          </draw:line>
          <draw:line draw:style-name="gr7" draw:text-style-name="P5" draw:layer="layout" svg:x1="6.9cm" svg:y1="12.5cm" svg:x2="7.1cm" svg:y2="12.1cm">
            <text:p/>
          </draw:line>
          <draw:line draw:style-name="gr7" draw:text-style-name="P5" draw:layer="layout" svg:x1="6.9cm" svg:y1="12.9cm" svg:x2="6.9cm" svg:y2="12.5cm">
            <text:p/>
          </draw:line>
          <draw:line draw:style-name="gr7" draw:text-style-name="P5" draw:layer="layout" svg:x1="7.7cm" svg:y1="12.1cm" svg:x2="7.7cm" svg:y2="11.7cm">
            <text:p/>
          </draw:line>
          <draw:line draw:style-name="gr7" draw:text-style-name="P5" draw:layer="layout" svg:x1="7.7cm" svg:y1="12.5cm" svg:x2="7.9cm" svg:y2="12.1cm">
            <text:p/>
          </draw:line>
          <draw:line draw:style-name="gr7" draw:text-style-name="P5" draw:layer="layout" svg:x1="7.7cm" svg:y1="12.9cm" svg:x2="7.7cm" svg:y2="12.5cm">
            <text:p/>
          </draw:line>
          <draw:line draw:style-name="gr28" draw:text-style-name="P5" draw:layer="layout" svg:x1="7.8cm" svg:y1="12.3cm" svg:x2="7cm" svg:y2="12.3cm">
            <text:p/>
          </draw:line>
        </draw:g>
        <draw:g>
          <draw:custom-shape draw:style-name="gr29" draw:text-style-name="P6" draw:layer="layout" svg:width="0.8cm" svg:height="1.6cm" draw:transform="rotate (-1.5707963267949) translate (10.1cm 11.9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5" draw:layer="layout" svg:x1="8.9cm" svg:y1="12.1cm" svg:x2="8.9cm" svg:y2="11.7cm">
            <text:p/>
          </draw:line>
          <draw:line draw:style-name="gr7" draw:text-style-name="P5" draw:layer="layout" svg:x1="8.9cm" svg:y1="12.5cm" svg:x2="9.1cm" svg:y2="12.1cm">
            <text:p/>
          </draw:line>
          <draw:line draw:style-name="gr7" draw:text-style-name="P5" draw:layer="layout" svg:x1="8.9cm" svg:y1="12.9cm" svg:x2="8.9cm" svg:y2="12.5cm">
            <text:p/>
          </draw:line>
          <draw:line draw:style-name="gr7" draw:text-style-name="P5" draw:layer="layout" svg:x1="9.7cm" svg:y1="12.1cm" svg:x2="9.7cm" svg:y2="11.7cm">
            <text:p/>
          </draw:line>
          <draw:line draw:style-name="gr7" draw:text-style-name="P5" draw:layer="layout" svg:x1="9.7cm" svg:y1="12.5cm" svg:x2="9.9cm" svg:y2="12.1cm">
            <text:p/>
          </draw:line>
          <draw:line draw:style-name="gr7" draw:text-style-name="P5" draw:layer="layout" svg:x1="9.7cm" svg:y1="12.9cm" svg:x2="9.7cm" svg:y2="12.5cm">
            <text:p/>
          </draw:line>
          <draw:line draw:style-name="gr28" draw:text-style-name="P5" draw:layer="layout" svg:x1="9.8cm" svg:y1="12.3cm" svg:x2="9cm" svg:y2="12.3cm">
            <text:p/>
          </draw:line>
        </draw:g>
        <draw:line draw:style-name="gr7" draw:text-style-name="P5" draw:layer="layout" svg:x1="5.7cm" svg:y1="11.7cm" svg:x2="5.7cm" svg:y2="11.3cm">
          <text:p/>
        </draw:line>
        <draw:line draw:style-name="gr7" draw:text-style-name="P5" draw:layer="layout" svg:x1="6.9cm" svg:y1="11.7cm" svg:x2="6.9cm" svg:y2="11.3cm">
          <text:p/>
        </draw:line>
        <draw:line draw:style-name="gr7" draw:text-style-name="P5" draw:layer="layout" svg:x1="7.7cm" svg:y1="11.7cm" svg:x2="7.7cm" svg:y2="11.3cm">
          <text:p/>
        </draw:line>
        <draw:line draw:style-name="gr7" draw:text-style-name="P5" draw:layer="layout" svg:x1="8.9cm" svg:y1="11.7cm" svg:x2="8.9cm" svg:y2="11.3cm">
          <text:p/>
        </draw:line>
        <draw:line draw:style-name="gr7" draw:text-style-name="P5" draw:layer="layout" svg:x1="9.7cm" svg:y1="11.7cm" svg:x2="9.7cm" svg:y2="11.3cm">
          <text:p/>
        </draw:line>
        <draw:line draw:style-name="gr6" draw:text-style-name="P5" draw:layer="layout" svg:x1="8.9cm" svg:y1="13.5cm" svg:x2="8.9cm" svg:y2="12.9cm">
          <text:p/>
        </draw:line>
        <draw:line draw:style-name="gr6" draw:text-style-name="P5" draw:layer="layout" svg:x1="9.7cm" svg:y1="13.2cm" svg:x2="9.7cm" svg:y2="12.9cm">
          <text:p/>
        </draw:line>
        <draw:line draw:style-name="gr6" draw:text-style-name="P5" draw:layer="layout" svg:x1="4.9cm" svg:y1="13.5cm" svg:x2="4.9cm" svg:y2="13.8cm">
          <text:p/>
        </draw:line>
        <draw:line draw:style-name="gr6" draw:text-style-name="P5" draw:layer="layout" svg:x1="5.7cm" svg:y1="13.2cm" svg:x2="5.7cm" svg:y2="13.8cm">
          <text:p/>
        </draw:line>
        <draw:polyline draw:style-name="gr31" draw:text-style-name="P5" draw:layer="layout" svg:width="5.599cm" svg:height="0.899cm" svg:x="5.7cm" svg:y="12.3cm" svg:viewBox="0 0 5600 900" draw:points="0,600 0,900 0,900 5600,900 5600,900 5600,0">
          <text:p/>
        </draw:polyline>
        <draw:polyline draw:style-name="gr31" draw:text-style-name="P5" draw:layer="layout" svg:width="6.799cm" svg:height="1.199cm" svg:x="4.9cm" svg:y="12.3cm" svg:viewBox="0 0 6800 1200" draw:points="0,600 0,1200 0,1200 6800,1200 6800,1200 6800,0">
          <text:p/>
        </draw:polyline>
        <draw:g>
          <draw:custom-shape draw:style-name="gr18" draw:text-style-name="P5" draw:layer="layout" svg:width="0.6cm" svg:height="0.6cm" svg:x="9cm" svg:y="1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9" draw:layer="layout" svg:width="0.45cm" svg:height="0.467cm" svg:x="9.075cm" svg:y="14.267cm">
            <draw:text-box>
              <text:p text:style-name="P7"><text:span text:style-name="T2">8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4" svg:font-family="FreeSans" style:font-family-generic="swiss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uk" fo:country="U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FreeSans1" fo:font-family="FreeSans" style:font-family-generic="swiss" style:font-pitch="variable" fo:font-size="18pt" fo:font-weight="normal" style:font-name-asian="FreeSans1" style:font-family-asian="FreeSans" style:font-family-generic-asian="swiss" style:font-pitch-asian="variable" style:font-size-asian="18pt" style:font-weight-asian="normal" style:font-weight-complex="normal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Віталій Євтушенко</meta:initial-creator>
    <meta:creation-date>2017-06-16T18:50:02.271447875</meta:creation-date>
    <meta:generator>LibreOffice/6.2.8.2$Linux_X86_64 LibreOffice_project/20$Build-2</meta:generator>
    <dc:date>2023-08-13T15:41:25.707451941</dc:date>
    <dc:creator>Віталій </dc:creator>
    <meta:editing-duration>PT10H10M37S</meta:editing-duration>
    <meta:editing-cycles>39</meta:editing-cycles>
    <meta:document-statistic meta:object-count="251"/>
  </office:meta>
</office:document-meta>
</file>